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Dragonhost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Webhosting kann so einfach sei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as ist Dragonhos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infache Möglichkeit einen privaten <text:s/>PHP/MySQL Freehoster zu betreiben</text:p>
              </text:list-item>
              <text:list-item>
                <text:p>Open Source Nachbau des Angebotes von Square7 oder Bplac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Bedienu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ls Hostingbetreiber: <text:tab/><text:tab/><text:tab/><text:tab/><text:tab/><text:tab/><text:tab/><text:tab/><text:tab/>Nach Setupanleitung installieren und konfigurieren → Server starten → Regelmäßig die Logs und Wartungsmeldungen überprüfen</text:p>
              </text:list-item>
              <text:list-item>
                <text:p>Als User: <text:tab/><text:tab/><text:tab/><text:tab/><text:tab/><text:tab/><text:tab/><text:tab/><text:tab/><text:tab/><text:tab/><text:tab/><text:tab/><text:tab/>Beim Anbieter registrieren → etwa 5 Minuten warten → Eigene Webseite per FTP hochla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echnik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Vollständige Trennung zwischen Frontend und Backend</text:p>
              </text:list-item>
              <text:list-item>
                <text:p>Alle Teile in PHP</text:p>
              </text:list-item>
              <text:list-item>
                <text:p>Stabiler Apache 2.4 HTTP Server</text:p>
              </text:list-item>
              <text:list-item>
                <text:p>Modernes PHP 7</text:p>
              </text:list-item>
              <text:list-item>
                <text:p>Schnelle MariaDB 10.1</text:p>
              </text:list-item>
              <text:list-item>
                <text:p>Auf das nötigste beschränkt – ohne Schnick Schna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tärk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infach zu installieren, warten und upzudaten</text:p>
              </text:list-item>
              <text:list-item>
                <text:p>Effizient</text:p>
              </text:list-item>
              <text:list-item>
                <text:p>Geringe Größe und Komplexitä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chwäch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atenbankgröße kann noch nicht beschränkt werden</text:p>
              </text:list-item>
              <text:list-item>
                <text:p>Keine TLS Unterstützung</text:p>
              </text:list-item>
              <text:list-item>
                <text:p>Im Moment noch Alphasoft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4T15:22:05.672223086</meta:creation-date>
    <meta:editing-duration>PT57M5S</meta:editing-duration>
    <meta:editing-cycles>11</meta:editing-cycles>
    <meta:generator>LibreOffice/5.4.4.2$Linux_X86_64 LibreOffice_project/40m0$Build-2</meta:generator>
    <dc:date>2018-01-19T07:25:22.112735767</dc:date>
    <meta:document-statistic meta:object-count="5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